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klearn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False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balanced_accuracy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dask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dask_refit_refit_fxn_post_init">
        <table:table-row>
          <table:table-cell/>
          <table:table-cell table:style-name="pd1" office:value-type="string" office:string-value="cv_results_ not available">
            <text:p>cv_results_ not availabl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sklearn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9681415557861329">
            <text:p>0.009681415557861329</text:p>
          </table:table-cell>
          <table:table-cell office:value-type="float" office:value="0.0010686899601649417">
            <text:p>0.0010686899601649417</text:p>
          </table:table-cell>
          <table:table-cell office:value-type="float" office:value="0.00783538818359375">
            <text:p>0.00783538818359375</text:p>
          </table:table-cell>
          <table:table-cell office:value-type="float" office:value="0.00023463649251735726">
            <text:p>0.00023463649251735726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0675477981567382">
            <text:p>0.010675477981567382</text:p>
          </table:table-cell>
          <table:table-cell office:value-type="float" office:value="0.0010869310977274307">
            <text:p>0.0010869310977274307</text:p>
          </table:table-cell>
          <table:table-cell office:value-type="float" office:value="0.008114957809448242">
            <text:p>0.008114957809448242</text:p>
          </table:table-cell>
          <table:table-cell office:value-type="float" office:value="0.0007387849946524715">
            <text:p>0.0007387849946524715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957142857142856">
            <text:p>0.6957142857142856</text:p>
          </table:table-cell>
          <table:table-cell office:value-type="float" office:value="0.06394796637601638">
            <text:p>0.06394796637601638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3350868225097656">
            <text:p>0.013350868225097656</text:p>
          </table:table-cell>
          <table:table-cell office:value-type="float" office:value="0.0022314770504841363">
            <text:p>0.0022314770504841363</text:p>
          </table:table-cell>
          <table:table-cell office:value-type="float" office:value="0.008589792251586913">
            <text:p>0.008589792251586913</text:p>
          </table:table-cell>
          <table:table-cell office:value-type="float" office:value="0.0018834574692948355">
            <text:p>0.001883457469294835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6957142857142857">
            <text:p>0.6957142857142857</text:p>
          </table:table-cell>
          <table:table-cell office:value-type="float" office:value="0.06394796637601637">
            <text:p>0.0639479663760163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2521648406982422">
            <text:p>0.012521648406982422</text:p>
          </table:table-cell>
          <table:table-cell office:value-type="float" office:value="0.0013889950946089364">
            <text:p>0.0013889950946089364</text:p>
          </table:table-cell>
          <table:table-cell office:value-type="float" office:value="0.0075375080108642575">
            <text:p>0.0075375080108642575</text:p>
          </table:table-cell>
          <table:table-cell office:value-type="float" office:value="3.451148256924447e-05">
            <text:p>3.451148256924447e-05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3079547882080078">
            <text:p>0.013079547882080078</text:p>
          </table:table-cell>
          <table:table-cell office:value-type="float" office:value="0.001890047400061026">
            <text:p>0.001890047400061026</text:p>
          </table:table-cell>
          <table:table-cell office:value-type="float" office:value="0.007599973678588867">
            <text:p>0.007599973678588867</text:p>
          </table:table-cell>
          <table:table-cell office:value-type="float" office:value="0.00012959076008170882">
            <text:p>0.00012959076008170882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</table:table>
      <table:table table:name="dask_refit_False_post_fit">
        <table:table-row>
          <table:table-cell/>
          <table:table-cell table:style-name="pd1" office:value-type="string" office:string-value="'DataFrame' object has no attribute 'ravel'">
            <text:p>'DataFrame' object has no attribute 'ravel'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920610041357577">
            <text:p>0.00920610041357577</text:p>
          </table:table-cell>
          <table:table-cell office:value-type="float" office:value="0.003765662475366405">
            <text:p>0.003765662475366405</text:p>
          </table:table-cell>
          <table:table-cell office:value-type="float" office:value="0.0020350267600622914">
            <text:p>0.0020350267600622914</text:p>
          </table:table-cell>
          <table:table-cell office:value-type="float" office:value="0.000514937297771474">
            <text:p>0.000514937297771474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9082248993217945">
            <text:p>0.009082248993217945</text:p>
          </table:table-cell>
          <table:table-cell office:value-type="float" office:value="0.002390253882908666">
            <text:p>0.002390253882908666</text:p>
          </table:table-cell>
          <table:table-cell office:value-type="float" office:value="0.0018271592273820369">
            <text:p>0.0018271592273820369</text:p>
          </table:table-cell>
          <table:table-cell office:value-type="float" office:value="0.0004988283291059479">
            <text:p>0.0004988283291059479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4">
            <text:p>0.4</text:p>
          </table:table-cell>
          <table:table-cell office:value-type="float" office:value="0.6857142857142857">
            <text:p>0.6857142857142857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204761904761905">
            <text:p>0.7204761904761905</text:p>
          </table:table-cell>
          <table:table-cell office:value-type="float" office:value="0.11160141255130565">
            <text:p>0.11160141255130565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09534325415734202">
            <text:p>0.009534325415734202</text:p>
          </table:table-cell>
          <table:table-cell office:value-type="float" office:value="0.0004384005143745026">
            <text:p>0.0004384005143745026</text:p>
          </table:table-cell>
          <table:table-cell office:value-type="float" office:value="0.0015928674655567323">
            <text:p>0.0015928674655567323</text:p>
          </table:table-cell>
          <table:table-cell office:value-type="float" office:value="3.146162781296706e-05">
            <text:p>3.146162781296706e-0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">
            <text:p>0.718095238095238</text:p>
          </table:table-cell>
          <table:table-cell office:value-type="float" office:value="0.08558985677500833">
            <text:p>0.0855898567750083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0471364809200167">
            <text:p>0.010471364809200167</text:p>
          </table:table-cell>
          <table:table-cell office:value-type="float" office:value="0.0014214753198736497">
            <text:p>0.0014214753198736497</text:p>
          </table:table-cell>
          <table:table-cell office:value-type="float" office:value="0.0015932712986666177">
            <text:p>0.0015932712986666177</text:p>
          </table:table-cell>
          <table:table-cell office:value-type="float" office:value="3.0230646029965902e-05">
            <text:p>3.0230646029965902e-05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25">
            <text:p>0.25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2">
            <text:p>0.7180952380952382</text:p>
          </table:table-cell>
          <table:table-cell office:value-type="float" office:value="0.11349528244963314">
            <text:p>0.1134952824496331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2917993100127205">
            <text:p>0.02917993100127205</text:p>
          </table:table-cell>
          <table:table-cell office:value-type="float" office:value="0.0367673623358146">
            <text:p>0.0367673623358146</text:p>
          </table:table-cell>
          <table:table-cell office:value-type="float" office:value="0.0015994925157255715">
            <text:p>0.0015994925157255715</text:p>
          </table:table-cell>
          <table:table-cell office:value-type="float" office:value="3.3328065086660965e-05">
            <text:p>3.3328065086660965e-05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285714285714285">
            <text:p>0.8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323809523809525">
            <text:p>0.7323809523809525</text:p>
          </table:table-cell>
          <table:table-cell office:value-type="float" office:value="0.12170929269138674">
            <text:p>0.12170929269138674</text:p>
          </table:table-cell>
          <table:table-cell office:value-type="float" office:value="1">
            <text:p>1</text:p>
          </table:table-cell>
        </table:table-row>
      </table:table>
      <table:table table:name="gstcv_dask_refit_False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3.4032759743975474">
            <text:p>3.4032759743975474</text:p>
          </table:table-cell>
          <table:table-cell office:value-type="float" office:value="0.3823730993330716">
            <text:p>0.3823730993330716</text:p>
          </table:table-cell>
          <table:table-cell office:value-type="float" office:value="0.33839848214438895">
            <text:p>0.33839848214438895</text:p>
          </table:table-cell>
          <table:table-cell office:value-type="float" office:value="0.08033505081197513">
            <text:p>0.08033505081197513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5833333333333334">
            <text:p>0.5833333333333334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7">
            <text:p>0.7</text:p>
          </table:table-cell>
          <table:table-cell office:value-type="float" office:value="0.7102380952380953">
            <text:p>0.7102380952380953</text:p>
          </table:table-cell>
          <table:table-cell office:value-type="float" office:value="0.09621699304471583">
            <text:p>0.09621699304471583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4.230336489202455">
            <text:p>4.230336489202455</text:p>
          </table:table-cell>
          <table:table-cell office:value-type="float" office:value="0.42017437030931437">
            <text:p>0.42017437030931437</text:p>
          </table:table-cell>
          <table:table-cell office:value-type="float" office:value="0.2711998214302141">
            <text:p>0.2711998214302141</text:p>
          </table:table-cell>
          <table:table-cell office:value-type="float" office:value="0.06983608864661833">
            <text:p>0.06983608864661833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0.6666666666666667">
            <text:p>0.6666666666666667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8">
            <text:p>0.8</text:p>
          </table:table-cell>
          <table:table-cell office:value-type="float" office:value="0.7469047619047618">
            <text:p>0.7469047619047618</text:p>
          </table:table-cell>
          <table:table-cell office:value-type="float" office:value="0.08162396495716683">
            <text:p>0.0816239649571668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.685200166783761">
            <text:p>5.685200166783761</text:p>
          </table:table-cell>
          <table:table-cell office:value-type="float" office:value="0.6412262044889867">
            <text:p>0.6412262044889867</text:p>
          </table:table-cell>
          <table:table-cell office:value-type="float" office:value="0.28990246991383">
            <text:p>0.28990246991383</text:p>
          </table:table-cell>
          <table:table-cell office:value-type="float" office:value="0.07196206861637273">
            <text:p>0.07196206861637273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000000000000001">
            <text:p>0.7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357142857142857">
            <text:p>0.5357142857142857</text:p>
          </table:table-cell>
          <table:table-cell office:value-type="float" office:value="0.8166666666666667">
            <text:p>0.8166666666666667</text:p>
          </table:table-cell>
          <table:table-cell office:value-type="float" office:value="0.7520238095238095">
            <text:p>0.7520238095238095</text:p>
          </table:table-cell>
          <table:table-cell office:value-type="float" office:value="0.13644103657838808">
            <text:p>0.1364410365783880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8.073619134002366">
            <text:p>8.073619134002366</text:p>
          </table:table-cell>
          <table:table-cell office:value-type="float" office:value="1.3967439601564167">
            <text:p>1.3967439601564167</text:p>
          </table:table-cell>
          <table:table-cell office:value-type="float" office:value="0.29129943848654094">
            <text:p>0.29129943848654094</text:p>
          </table:table-cell>
          <table:table-cell office:value-type="float" office:value="0.0710568602826724">
            <text:p>0.0710568602826724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6000000000000001">
            <text:p>0.6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8035714285714286">
            <text:p>0.803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8">
            <text:p>0.8</text:p>
          </table:table-cell>
          <table:table-cell office:value-type="float" office:value="0.734404761904762">
            <text:p>0.734404761904762</text:p>
          </table:table-cell>
          <table:table-cell office:value-type="float" office:value="0.09036992506364641">
            <text:p>0.09036992506364641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.766169688408263">
            <text:p>8.766169688408263</text:p>
          </table:table-cell>
          <table:table-cell office:value-type="float" office:value="1.2371603497474757">
            <text:p>1.2371603497474757</text:p>
          </table:table-cell>
          <table:table-cell office:value-type="float" office:value="0.3172399504731099">
            <text:p>0.3172399504731099</text:p>
          </table:table-cell>
          <table:table-cell office:value-type="float" office:value="0.06611820637931151">
            <text:p>0.06611820637931151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8">
            <text:p>0.8</text:p>
          </table:table-cell>
          <table:table-cell office:value-type="float" office:value="0.5833333333333334">
            <text:p>0.5833333333333334</text:p>
          </table:table-cell>
          <table:table-cell office:value-type="float" office:value="0.5625">
            <text:p>0.56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9">
            <text:p>0.9</text:p>
          </table:table-cell>
          <table:table-cell office:value-type="float" office:value="0.7127380952380953">
            <text:p>0.7127380952380953</text:p>
          </table:table-cell>
          <table:table-cell office:value-type="float" office:value="0.16505066905653268">
            <text:p>0.16505066905653268</text:p>
          </table:table-cell>
          <table:table-cell office:value-type="float" office:value="4">
            <text:p>4</text:p>
          </table:table-cell>
        </table:table-row>
      </table:table>
      <table:table table:name="sklearn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1036849021911621">
            <text:p>0.01036849021911621</text:p>
          </table:table-cell>
          <table:table-cell office:value-type="float" office:value="0.0014940514030334535">
            <text:p>0.0014940514030334535</text:p>
          </table:table-cell>
          <table:table-cell office:value-type="float" office:value="0.008762359619140625">
            <text:p>0.008762359619140625</text:p>
          </table:table-cell>
          <table:table-cell office:value-type="float" office:value="0.0008275937830612149">
            <text:p>0.0008275937830612149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0122346878051757">
            <text:p>0.010122346878051757</text:p>
          </table:table-cell>
          <table:table-cell office:value-type="float" office:value="0.00028010404210182787">
            <text:p>0.00028010404210182787</text:p>
          </table:table-cell>
          <table:table-cell office:value-type="float" office:value="0.007582187652587891">
            <text:p>0.007582187652587891</text:p>
          </table:table-cell>
          <table:table-cell office:value-type="float" office:value="5.860113337062489e-05">
            <text:p>5.860113337062489e-05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957142857142856">
            <text:p>0.6957142857142856</text:p>
          </table:table-cell>
          <table:table-cell office:value-type="float" office:value="0.06394796637601638">
            <text:p>0.06394796637601638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3333940505981445">
            <text:p>0.013333940505981445</text:p>
          </table:table-cell>
          <table:table-cell office:value-type="float" office:value="0.0019266276828224273">
            <text:p>0.0019266276828224273</text:p>
          </table:table-cell>
          <table:table-cell office:value-type="float" office:value="0.008511734008789063">
            <text:p>0.008511734008789063</text:p>
          </table:table-cell>
          <table:table-cell office:value-type="float" office:value="0.0008574854231147687">
            <text:p>0.0008574854231147687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6957142857142857">
            <text:p>0.6957142857142857</text:p>
          </table:table-cell>
          <table:table-cell office:value-type="float" office:value="0.06394796637601637">
            <text:p>0.0639479663760163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3243675231933594">
            <text:p>0.013243675231933594</text:p>
          </table:table-cell>
          <table:table-cell office:value-type="float" office:value="0.0013024895439217622">
            <text:p>0.0013024895439217622</text:p>
          </table:table-cell>
          <table:table-cell office:value-type="float" office:value="0.008223772048950195">
            <text:p>0.008223772048950195</text:p>
          </table:table-cell>
          <table:table-cell office:value-type="float" office:value="0.0008544052108495698">
            <text:p>0.0008544052108495698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4725208282470703">
            <text:p>0.014725208282470703</text:p>
          </table:table-cell>
          <table:table-cell office:value-type="float" office:value="0.0035456569638637786">
            <text:p>0.0035456569638637786</text:p>
          </table:table-cell>
          <table:table-cell office:value-type="float" office:value="0.008522319793701171">
            <text:p>0.008522319793701171</text:p>
          </table:table-cell>
          <table:table-cell office:value-type="float" office:value="0.0009958408864695584">
            <text:p>0.0009958408864695584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</table:table>
      <table:table table:name="dask_refit_balanced_accuracy_post_fit">
        <table:table-row>
          <table:table-cell/>
          <table:table-cell table:style-name="pd1" office:value-type="string" office:string-value="'DataFrame' object has no attribute 'ravel'">
            <text:p>'DataFrame' object has no attribute 'ravel'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8482190209906548">
            <text:p>0.008482190209906548</text:p>
          </table:table-cell>
          <table:table-cell office:value-type="float" office:value="0.0017638176108943895">
            <text:p>0.0017638176108943895</text:p>
          </table:table-cell>
          <table:table-cell office:value-type="float" office:value="0.0017727513442791643">
            <text:p>0.0017727513442791643</text:p>
          </table:table-cell>
          <table:table-cell office:value-type="float" office:value="0.00030566827013885615">
            <text:p>0.00030566827013885615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8113547984976321">
            <text:p>0.008113547984976321</text:p>
          </table:table-cell>
          <table:table-cell office:value-type="float" office:value="0.00016499473645507456">
            <text:p>0.00016499473645507456</text:p>
          </table:table-cell>
          <table:table-cell office:value-type="float" office:value="0.0016863278479182294">
            <text:p>0.0016863278479182294</text:p>
          </table:table-cell>
          <table:table-cell office:value-type="float" office:value="0.00023896948086439245">
            <text:p>0.00023896948086439245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4">
            <text:p>0.4</text:p>
          </table:table-cell>
          <table:table-cell office:value-type="float" office:value="0.6857142857142857">
            <text:p>0.6857142857142857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204761904761905">
            <text:p>0.7204761904761905</text:p>
          </table:table-cell>
          <table:table-cell office:value-type="float" office:value="0.11160141255130565">
            <text:p>0.11160141255130565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09750135976355523">
            <text:p>0.009750135976355523</text:p>
          </table:table-cell>
          <table:table-cell office:value-type="float" office:value="0.0006277023878333003">
            <text:p>0.0006277023878333003</text:p>
          </table:table-cell>
          <table:table-cell office:value-type="float" office:value="0.0017006754010383573">
            <text:p>0.0017006754010383573</text:p>
          </table:table-cell>
          <table:table-cell office:value-type="float" office:value="0.00018072889443224215">
            <text:p>0.0001807288944322421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">
            <text:p>0.718095238095238</text:p>
          </table:table-cell>
          <table:table-cell office:value-type="float" office:value="0.08558985677500833">
            <text:p>0.0855898567750083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299030021764338">
            <text:p>0.01299030021764338</text:p>
          </table:table-cell>
          <table:table-cell office:value-type="float" office:value="0.0023421852289205345">
            <text:p>0.0023421852289205345</text:p>
          </table:table-cell>
          <table:table-cell office:value-type="float" office:value="0.0020059240471926474">
            <text:p>0.0020059240471926474</text:p>
          </table:table-cell>
          <table:table-cell office:value-type="float" office:value="0.0005809554861964692">
            <text:p>0.0005809554861964692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25">
            <text:p>0.25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2">
            <text:p>0.7180952380952382</text:p>
          </table:table-cell>
          <table:table-cell office:value-type="float" office:value="0.11349528244963314">
            <text:p>0.1134952824496331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180071079870686">
            <text:p>0.01180071079870686</text:p>
          </table:table-cell>
          <table:table-cell office:value-type="float" office:value="0.002727084413648479">
            <text:p>0.002727084413648479</text:p>
          </table:table-cell>
          <table:table-cell office:value-type="float" office:value="0.0018781549319447507">
            <text:p>0.0018781549319447507</text:p>
          </table:table-cell>
          <table:table-cell office:value-type="float" office:value="0.00047724430036972875">
            <text:p>0.00047724430036972875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285714285714285">
            <text:p>0.8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323809523809525">
            <text:p>0.7323809523809525</text:p>
          </table:table-cell>
          <table:table-cell office:value-type="float" office:value="0.12170929269138674">
            <text:p>0.12170929269138674</text:p>
          </table:table-cell>
          <table:table-cell office:value-type="float" office:value="1">
            <text:p>1</text:p>
          </table:table-cell>
        </table:table-row>
      </table:table>
      <table:table table:name="gstcv_dask_refit_balanced_accuracy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3.123039435595274">
            <text:p>3.123039435595274</text:p>
          </table:table-cell>
          <table:table-cell office:value-type="float" office:value="0.3226373972551218">
            <text:p>0.3226373972551218</text:p>
          </table:table-cell>
          <table:table-cell office:value-type="float" office:value="0.2790190524238694">
            <text:p>0.2790190524238694</text:p>
          </table:table-cell>
          <table:table-cell office:value-type="float" office:value="0.058637837949994">
            <text:p>0.058637837949994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5833333333333334">
            <text:p>0.5833333333333334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7">
            <text:p>0.7</text:p>
          </table:table-cell>
          <table:table-cell office:value-type="float" office:value="0.7102380952380953">
            <text:p>0.7102380952380953</text:p>
          </table:table-cell>
          <table:table-cell office:value-type="float" office:value="0.09621699304471583">
            <text:p>0.09621699304471583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4.278724789211992">
            <text:p>4.278724789211992</text:p>
          </table:table-cell>
          <table:table-cell office:value-type="float" office:value="0.4386449567521651">
            <text:p>0.4386449567521651</text:p>
          </table:table-cell>
          <table:table-cell office:value-type="float" office:value="0.2828088847293873">
            <text:p>0.2828088847293873</text:p>
          </table:table-cell>
          <table:table-cell office:value-type="float" office:value="0.056838834937090806">
            <text:p>0.056838834937090806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0.6666666666666667">
            <text:p>0.6666666666666667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8">
            <text:p>0.8</text:p>
          </table:table-cell>
          <table:table-cell office:value-type="float" office:value="0.7469047619047618">
            <text:p>0.7469047619047618</text:p>
          </table:table-cell>
          <table:table-cell office:value-type="float" office:value="0.08162396495716683">
            <text:p>0.0816239649571668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5.035053790814709">
            <text:p>5.035053790814709</text:p>
          </table:table-cell>
          <table:table-cell office:value-type="float" office:value="0.36891031190059265">
            <text:p>0.36891031190059265</text:p>
          </table:table-cell>
          <table:table-cell office:value-type="float" office:value="0.26946798446588216">
            <text:p>0.26946798446588216</text:p>
          </table:table-cell>
          <table:table-cell office:value-type="float" office:value="0.06251635018736795">
            <text:p>0.0625163501873679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000000000000001">
            <text:p>0.7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357142857142857">
            <text:p>0.5357142857142857</text:p>
          </table:table-cell>
          <table:table-cell office:value-type="float" office:value="0.8166666666666667">
            <text:p>0.8166666666666667</text:p>
          </table:table-cell>
          <table:table-cell office:value-type="float" office:value="0.7520238095238095">
            <text:p>0.7520238095238095</text:p>
          </table:table-cell>
          <table:table-cell office:value-type="float" office:value="0.13644103657838808">
            <text:p>0.1364410365783880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.697845850617159">
            <text:p>7.697845850617159</text:p>
          </table:table-cell>
          <table:table-cell office:value-type="float" office:value="0.8542328640241427">
            <text:p>0.8542328640241427</text:p>
          </table:table-cell>
          <table:table-cell office:value-type="float" office:value="0.2999572858846347">
            <text:p>0.2999572858846347</text:p>
          </table:table-cell>
          <table:table-cell office:value-type="float" office:value="0.08303308677566196">
            <text:p>0.08303308677566196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6000000000000001">
            <text:p>0.6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8035714285714286">
            <text:p>0.803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8">
            <text:p>0.8</text:p>
          </table:table-cell>
          <table:table-cell office:value-type="float" office:value="0.734404761904762">
            <text:p>0.734404761904762</text:p>
          </table:table-cell>
          <table:table-cell office:value-type="float" office:value="0.09036992506364641">
            <text:p>0.09036992506364641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.125456264207605">
            <text:p>8.125456264207605</text:p>
          </table:table-cell>
          <table:table-cell office:value-type="float" office:value="1.3732547166593827">
            <text:p>1.3732547166593827</text:p>
          </table:table-cell>
          <table:table-cell office:value-type="float" office:value="0.27763697417075967">
            <text:p>0.27763697417075967</text:p>
          </table:table-cell>
          <table:table-cell office:value-type="float" office:value="0.07068313477792129">
            <text:p>0.07068313477792129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8">
            <text:p>0.8</text:p>
          </table:table-cell>
          <table:table-cell office:value-type="float" office:value="0.5833333333333334">
            <text:p>0.5833333333333334</text:p>
          </table:table-cell>
          <table:table-cell office:value-type="float" office:value="0.5625">
            <text:p>0.56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9">
            <text:p>0.9</text:p>
          </table:table-cell>
          <table:table-cell office:value-type="float" office:value="0.7127380952380953">
            <text:p>0.7127380952380953</text:p>
          </table:table-cell>
          <table:table-cell office:value-type="float" office:value="0.16505066905653268">
            <text:p>0.16505066905653268</text:p>
          </table:table-cell>
          <table:table-cell office:value-type="float" office:value="4">
            <text:p>4</text:p>
          </table:table-cell>
        </table:table-row>
      </table:table>
      <table:table table:name="sklearn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1358799934387207">
            <text:p>0.01358799934387207</text:p>
          </table:table-cell>
          <table:table-cell office:value-type="float" office:value="0.00504207638907752">
            <text:p>0.00504207638907752</text:p>
          </table:table-cell>
          <table:table-cell office:value-type="float" office:value="0.010442161560058593">
            <text:p>0.010442161560058593</text:p>
          </table:table-cell>
          <table:table-cell office:value-type="float" office:value="0.0030313907367037745">
            <text:p>0.0030313907367037745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12044525146484375">
            <text:p>0.012044525146484375</text:p>
          </table:table-cell>
          <table:table-cell office:value-type="float" office:value="0.0018863225580466397">
            <text:p>0.0018863225580466397</text:p>
          </table:table-cell>
          <table:table-cell office:value-type="float" office:value="0.008909511566162109">
            <text:p>0.008909511566162109</text:p>
          </table:table-cell>
          <table:table-cell office:value-type="float" office:value="0.0017236026208683546">
            <text:p>0.0017236026208683546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957142857142856">
            <text:p>0.6957142857142856</text:p>
          </table:table-cell>
          <table:table-cell office:value-type="float" office:value="0.06394796637601638">
            <text:p>0.06394796637601638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11664295196533203">
            <text:p>0.011664295196533203</text:p>
          </table:table-cell>
          <table:table-cell office:value-type="float" office:value="0.0008713355995548851">
            <text:p>0.0008713355995548851</text:p>
          </table:table-cell>
          <table:table-cell office:value-type="float" office:value="0.007690715789794922">
            <text:p>0.007690715789794922</text:p>
          </table:table-cell>
          <table:table-cell office:value-type="float" office:value="8.481851447693195e-05">
            <text:p>8.481851447693195e-05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6957142857142857">
            <text:p>0.6957142857142857</text:p>
          </table:table-cell>
          <table:table-cell office:value-type="float" office:value="0.06394796637601637">
            <text:p>0.06394796637601637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289381980895996">
            <text:p>0.01289381980895996</text:p>
          </table:table-cell>
          <table:table-cell office:value-type="float" office:value="0.0014360500293837289">
            <text:p>0.0014360500293837289</text:p>
          </table:table-cell>
          <table:table-cell office:value-type="float" office:value="0.007727718353271485">
            <text:p>0.007727718353271485</text:p>
          </table:table-cell>
          <table:table-cell office:value-type="float" office:value="0.00010924292463970672">
            <text:p>0.00010924292463970672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475667953491211">
            <text:p>0.01475667953491211</text:p>
          </table:table-cell>
          <table:table-cell office:value-type="float" office:value="0.004311554193543106">
            <text:p>0.004311554193543106</text:p>
          </table:table-cell>
          <table:table-cell office:value-type="float" office:value="0.007985258102416992">
            <text:p>0.007985258102416992</text:p>
          </table:table-cell>
          <table:table-cell office:value-type="float" office:value="9.665979665573766e-05">
            <text:p>9.665979665573766e-05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7285714285714285">
            <text:p>0.7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float" office:value="0.5833333333333333">
            <text:p>0.5833333333333333</text:p>
          </table:table-cell>
          <table:table-cell office:value-type="float" office:value="0.6790476190476189">
            <text:p>0.6790476190476189</text:p>
          </table:table-cell>
          <table:table-cell office:value-type="float" office:value="0.0785411196953112">
            <text:p>0.0785411196953112</text:p>
          </table:table-cell>
          <table:table-cell office:value-type="float" office:value="4">
            <text:p>4</text:p>
          </table:table-cell>
        </table:table-row>
      </table:table>
      <table:table table:name="dask_refit_refit_fxn_post_fit">
        <table:table-row>
          <table:table-cell/>
          <table:table-cell table:style-name="pd1" office:value-type="string" office:string-value="dask cannot take callable for refit">
            <text:p>dask cannot take callable for refi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string-value="">
            <text:p/>
          </table:table-cell>
        </table:table-row>
      </table:table>
      <table:table table:name="gstcv_sklearn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.009735994390212">
            <text:p>0.009735994390212</text:p>
          </table:table-cell>
          <table:table-cell office:value-type="float" office:value="0.0023917717887888203">
            <text:p>0.0023917717887888203</text:p>
          </table:table-cell>
          <table:table-cell office:value-type="float" office:value="0.00236878034082197">
            <text:p>0.00236878034082197</text:p>
          </table:table-cell>
          <table:table-cell office:value-type="float" office:value="0.0007348739975386564">
            <text:p>0.0007348739975386564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4857142857142857">
            <text:p>0.485714285714285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8333333333333333">
            <text:p>0.83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6971428571428572">
            <text:p>0.6971428571428572</text:p>
          </table:table-cell>
          <table:table-cell office:value-type="float" office:value="0.129348621019465">
            <text:p>0.129348621019465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.009467163193039595">
            <text:p>0.009467163193039595</text:p>
          </table:table-cell>
          <table:table-cell office:value-type="float" office:value="0.0022213072702550953">
            <text:p>0.0022213072702550953</text:p>
          </table:table-cell>
          <table:table-cell office:value-type="float" office:value="0.001869328232437727">
            <text:p>0.001869328232437727</text:p>
          </table:table-cell>
          <table:table-cell office:value-type="float" office:value="0.0004938474352171206">
            <text:p>0.0004938474352171206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4">
            <text:p>0.4</text:p>
          </table:table-cell>
          <table:table-cell office:value-type="float" office:value="0.6857142857142857">
            <text:p>0.6857142857142857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6">
            <text:p>0.6666666666666666</text:p>
          </table:table-cell>
          <table:table-cell office:value-type="float" office:value="0.75">
            <text:p>0.75</text:p>
          </table:table-cell>
          <table:table-cell office:value-type="float" office:value="0.7204761904761905">
            <text:p>0.7204761904761905</text:p>
          </table:table-cell>
          <table:table-cell office:value-type="float" office:value="0.11160141255130565">
            <text:p>0.11160141255130565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.009737170592416078">
            <text:p>0.009737170592416078</text:p>
          </table:table-cell>
          <table:table-cell office:value-type="float" office:value="0.0010235890745325506">
            <text:p>0.0010235890745325506</text:p>
          </table:table-cell>
          <table:table-cell office:value-type="float" office:value="0.0016256880608298595">
            <text:p>0.0016256880608298595</text:p>
          </table:table-cell>
          <table:table-cell office:value-type="float" office:value="0.00010425023761188568">
            <text:p>0.00010425023761188568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35000000000000003">
            <text:p>0.35000000000000003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8333333333333333">
            <text:p>0.8333333333333333</text:p>
          </table:table-cell>
          <table:table-cell office:value-type="float" office:value="0.75">
            <text:p>0.75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">
            <text:p>0.718095238095238</text:p>
          </table:table-cell>
          <table:table-cell office:value-type="float" office:value="0.08558985677500833">
            <text:p>0.08558985677500833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.010842031193897128">
            <text:p>0.010842031193897128</text:p>
          </table:table-cell>
          <table:table-cell office:value-type="float" office:value="0.0014011006450711427">
            <text:p>0.0014011006450711427</text:p>
          </table:table-cell>
          <table:table-cell office:value-type="float" office:value="0.0016622053891686456">
            <text:p>0.0016622053891686456</text:p>
          </table:table-cell>
          <table:table-cell office:value-type="float" office:value="0.00018275649030111282">
            <text:p>0.00018275649030111282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25">
            <text:p>0.25</text:p>
          </table:table-cell>
          <table:table-cell office:value-type="float" office:value="0.7571428571428571">
            <text:p>0.7571428571428571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180952380952382">
            <text:p>0.7180952380952382</text:p>
          </table:table-cell>
          <table:table-cell office:value-type="float" office:value="0.11349528244963314">
            <text:p>0.11349528244963314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.010781718813814224">
            <text:p>0.010781718813814224</text:p>
          </table:table-cell>
          <table:table-cell office:value-type="float" office:value="0.0016278533366207968">
            <text:p>0.0016278533366207968</text:p>
          </table:table-cell>
          <table:table-cell office:value-type="float" office:value="0.0016704646105478917">
            <text:p>0.0016704646105478917</text:p>
          </table:table-cell>
          <table:table-cell office:value-type="float" office:value="0.00016678800716404146">
            <text:p>0.00016678800716404146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25">
            <text:p>0.25</text:p>
          </table:table-cell>
          <table:table-cell office:value-type="float" office:value="0.8285714285714285">
            <text:p>0.8285714285714285</text:p>
          </table:table-cell>
          <table:table-cell office:value-type="float" office:value="0.5833333333333333">
            <text:p>0.5833333333333333</text:p>
          </table:table-cell>
          <table:table-cell office:value-type="float" office:value="0.9166666666666667">
            <text:p>0.91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6666666666666667">
            <text:p>0.6666666666666667</text:p>
          </table:table-cell>
          <table:table-cell office:value-type="float" office:value="0.7323809523809525">
            <text:p>0.7323809523809525</text:p>
          </table:table-cell>
          <table:table-cell office:value-type="float" office:value="0.12170929269138674">
            <text:p>0.12170929269138674</text:p>
          </table:table-cell>
          <table:table-cell office:value-type="float" office:value="1">
            <text:p>1</text:p>
          </table:table-cell>
        </table:table-row>
      </table:table>
      <table:table table:name="gstcv_dask_refit_refit_fxn_post_fit">
        <table:table-row>
          <table:table-cell/>
          <table:table-cell table:style-name="pd1" office:value-type="string" office:string-value="mean_fit_time">
            <text:p>mean_fit_time</text:p>
          </table:table-cell>
          <table:table-cell table:style-name="pd1" office:value-type="string" office:string-value="std_fit_time">
            <text:p>std_fit_time</text:p>
          </table:table-cell>
          <table:table-cell table:style-name="pd1" office:value-type="string" office:string-value="mean_score_time">
            <text:p>mean_score_time</text:p>
          </table:table-cell>
          <table:table-cell table:style-name="pd1" office:value-type="string" office:string-value="std_score_time">
            <text:p>std_score_time</text:p>
          </table:table-cell>
          <table:table-cell table:style-name="pd1" office:value-type="string" office:string-value="param_C">
            <text:p>param_C</text:p>
          </table:table-cell>
          <table:table-cell table:style-name="pd1" office:value-type="string" office:string-value="params">
            <text:p>params</text:p>
          </table:table-cell>
          <table:table-cell table:style-name="pd1" office:value-type="string" office:string-value="best_threshold">
            <text:p>best_threshold</text:p>
          </table:table-cell>
          <table:table-cell table:style-name="pd1" office:value-type="string" office:string-value="split0_test_score">
            <text:p>split0_test_score</text:p>
          </table:table-cell>
          <table:table-cell table:style-name="pd1" office:value-type="string" office:string-value="split1_test_score">
            <text:p>split1_test_score</text:p>
          </table:table-cell>
          <table:table-cell table:style-name="pd1" office:value-type="string" office:string-value="split2_test_score">
            <text:p>split2_test_score</text:p>
          </table:table-cell>
          <table:table-cell table:style-name="pd1" office:value-type="string" office:string-value="split3_test_score">
            <text:p>split3_test_score</text:p>
          </table:table-cell>
          <table:table-cell table:style-name="pd1" office:value-type="string" office:string-value="split4_test_score">
            <text:p>split4_test_score</text:p>
          </table:table-cell>
          <table:table-cell table:style-name="pd1" office:value-type="string" office:string-value="mean_test_score">
            <text:p>mean_test_score</text:p>
          </table:table-cell>
          <table:table-cell table:style-name="pd1" office:value-type="string" office:string-value="std_test_score">
            <text:p>std_test_score</text:p>
          </table:table-cell>
          <table:table-cell table:style-name="pd1" office:value-type="string" office:string-value="rank_test_score">
            <text:p>rank_test_sco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3.0379272720078005">
            <text:p>3.0379272720078005</text:p>
          </table:table-cell>
          <table:table-cell office:value-type="float" office:value="0.14964543366737007">
            <text:p>0.14964543366737007</text:p>
          </table:table-cell>
          <table:table-cell office:value-type="float" office:value="0.3004121615135643">
            <text:p>0.3004121615135643</text:p>
          </table:table-cell>
          <table:table-cell office:value-type="float" office:value="0.06074623791109342">
            <text:p>0.06074623791109342</text:p>
          </table:table-cell>
          <table:table-cell office:value-type="float" office:value="0.01">
            <text:p>0.01</text:p>
          </table:table-cell>
          <table:table-cell office:value-type="string" office:string-value="{'C': 0.01}">
            <text:p>{'C': 0.01}</text:p>
          </table:table-cell>
          <table:table-cell office:value-type="float" office:value="0.5">
            <text:p>0.5</text:p>
          </table:table-cell>
          <table:table-cell office:value-type="float" office:value="0.5833333333333334">
            <text:p>0.5833333333333334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7">
            <text:p>0.7</text:p>
          </table:table-cell>
          <table:table-cell office:value-type="float" office:value="0.7102380952380953">
            <text:p>0.7102380952380953</text:p>
          </table:table-cell>
          <table:table-cell office:value-type="float" office:value="0.09621699304471583">
            <text:p>0.09621699304471583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4.374057920777704">
            <text:p>4.374057920777704</text:p>
          </table:table-cell>
          <table:table-cell office:value-type="float" office:value="0.7600965986036943">
            <text:p>0.7600965986036943</text:p>
          </table:table-cell>
          <table:table-cell office:value-type="float" office:value="0.3202999235879231">
            <text:p>0.3202999235879231</text:p>
          </table:table-cell>
          <table:table-cell office:value-type="float" office:value="0.07637348348911113">
            <text:p>0.07637348348911113</text:p>
          </table:table-cell>
          <table:table-cell office:value-type="float" office:value="0.1">
            <text:p>0.1</text:p>
          </table:table-cell>
          <table:table-cell office:value-type="string" office:string-value="{'C': 0.1}">
            <text:p>{'C': 0.1}</text:p>
          </table:table-cell>
          <table:table-cell office:value-type="float" office:value="0.55">
            <text:p>0.55</text:p>
          </table:table-cell>
          <table:table-cell office:value-type="float" office:value="0.6666666666666667">
            <text:p>0.6666666666666667</text:p>
          </table:table-cell>
          <table:table-cell office:value-type="float" office:value="0.875">
            <text:p>0.875</text:p>
          </table:table-cell>
          <table:table-cell office:value-type="float" office:value="0.7321428571428572">
            <text:p>0.7321428571428572</text:p>
          </table:table-cell>
          <table:table-cell office:value-type="float" office:value="0.6607142857142857">
            <text:p>0.6607142857142857</text:p>
          </table:table-cell>
          <table:table-cell office:value-type="float" office:value="0.8">
            <text:p>0.8</text:p>
          </table:table-cell>
          <table:table-cell office:value-type="float" office:value="0.7469047619047618">
            <text:p>0.7469047619047618</text:p>
          </table:table-cell>
          <table:table-cell office:value-type="float" office:value="0.08162396495716683">
            <text:p>0.08162396495716683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6.093607541802339">
            <text:p>6.093607541802339</text:p>
          </table:table-cell>
          <table:table-cell office:value-type="float" office:value="0.5722570241929361">
            <text:p>0.5722570241929361</text:p>
          </table:table-cell>
          <table:table-cell office:value-type="float" office:value="0.2911161744939385">
            <text:p>0.2911161744939385</text:p>
          </table:table-cell>
          <table:table-cell office:value-type="float" office:value="0.06255208813359257">
            <text:p>0.06255208813359257</text:p>
          </table:table-cell>
          <table:table-cell office:value-type="float" office:value="1.0">
            <text:p>1.0</text:p>
          </table:table-cell>
          <table:table-cell office:value-type="string" office:string-value="{'C': 1.0}">
            <text:p>{'C': 1.0}</text:p>
          </table:table-cell>
          <table:table-cell office:value-type="float" office:value="0.7000000000000001">
            <text:p>0.7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357142857142857">
            <text:p>0.5357142857142857</text:p>
          </table:table-cell>
          <table:table-cell office:value-type="float" office:value="0.8166666666666667">
            <text:p>0.8166666666666667</text:p>
          </table:table-cell>
          <table:table-cell office:value-type="float" office:value="0.7520238095238095">
            <text:p>0.7520238095238095</text:p>
          </table:table-cell>
          <table:table-cell office:value-type="float" office:value="0.13644103657838808">
            <text:p>0.13644103657838808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.50536167138489">
            <text:p>7.50536167138489</text:p>
          </table:table-cell>
          <table:table-cell office:value-type="float" office:value="0.8909578649441446">
            <text:p>0.8909578649441446</text:p>
          </table:table-cell>
          <table:table-cell office:value-type="float" office:value="0.2834533646896792">
            <text:p>0.2834533646896792</text:p>
          </table:table-cell>
          <table:table-cell office:value-type="float" office:value="0.06509231518042843">
            <text:p>0.06509231518042843</text:p>
          </table:table-cell>
          <table:table-cell office:value-type="float" office:value="10.0">
            <text:p>10.0</text:p>
          </table:table-cell>
          <table:table-cell office:value-type="string" office:string-value="{'C': 10.0}">
            <text:p>{'C': 10.0}</text:p>
          </table:table-cell>
          <table:table-cell office:value-type="float" office:value="0.6000000000000001">
            <text:p>0.6000000000000001</text:p>
          </table:table-cell>
          <table:table-cell office:value-type="float" office:value="0.6666666666666667">
            <text:p>0.6666666666666667</text:p>
          </table:table-cell>
          <table:table-cell office:value-type="float" office:value="0.8125">
            <text:p>0.8125</text:p>
          </table:table-cell>
          <table:table-cell office:value-type="float" office:value="0.8035714285714286">
            <text:p>0.803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8">
            <text:p>0.8</text:p>
          </table:table-cell>
          <table:table-cell office:value-type="float" office:value="0.734404761904762">
            <text:p>0.734404761904762</text:p>
          </table:table-cell>
          <table:table-cell office:value-type="float" office:value="0.09036992506364641">
            <text:p>0.09036992506364641</text:p>
          </table:table-cell>
          <table:table-cell office:value-type="float" office:value="3">
            <text:p>3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.942421557591297">
            <text:p>8.942421557591297</text:p>
          </table:table-cell>
          <table:table-cell office:value-type="float" office:value="1.6082856993044905">
            <text:p>1.6082856993044905</text:p>
          </table:table-cell>
          <table:table-cell office:value-type="float" office:value="0.33853261724746386">
            <text:p>0.33853261724746386</text:p>
          </table:table-cell>
          <table:table-cell office:value-type="float" office:value="0.07625191141269387">
            <text:p>0.07625191141269387</text:p>
          </table:table-cell>
          <table:table-cell office:value-type="float" office:value="100.0">
            <text:p>100.0</text:p>
          </table:table-cell>
          <table:table-cell office:value-type="string" office:string-value="{'C': 100.0}">
            <text:p>{'C': 100.0}</text:p>
          </table:table-cell>
          <table:table-cell office:value-type="float" office:value="0.8">
            <text:p>0.8</text:p>
          </table:table-cell>
          <table:table-cell office:value-type="float" office:value="0.5833333333333334">
            <text:p>0.5833333333333334</text:p>
          </table:table-cell>
          <table:table-cell office:value-type="float" office:value="0.5625">
            <text:p>0.5625</text:p>
          </table:table-cell>
          <table:table-cell office:value-type="float" office:value="0.9285714285714286">
            <text:p>0.9285714285714286</text:p>
          </table:table-cell>
          <table:table-cell office:value-type="float" office:value="0.5892857142857143">
            <text:p>0.5892857142857143</text:p>
          </table:table-cell>
          <table:table-cell office:value-type="float" office:value="0.9">
            <text:p>0.9</text:p>
          </table:table-cell>
          <table:table-cell office:value-type="float" office:value="0.7127380952380953">
            <text:p>0.7127380952380953</text:p>
          </table:table-cell>
          <table:table-cell office:value-type="float" office:value="0.16505066905653268">
            <text:p>0.16505066905653268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